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ec764"/>
    </style:style>
    <style:style style:name="P2" style:family="paragraph" style:parent-style-name="Text_20_body">
      <style:text-properties officeooo:rsid="000ecd37" officeooo:paragraph-rsid="000ecd37"/>
    </style:style>
    <style:style style:name="P3" style:family="paragraph" style:parent-style-name="Text_20_body" style:list-style-name="L2">
      <style:text-properties officeooo:rsid="000ecd37" officeooo:paragraph-rsid="000f45d2"/>
    </style:style>
    <style:style style:name="P4" style:family="paragraph" style:parent-style-name="Text_20_body">
      <style:text-properties officeooo:paragraph-rsid="000ecd37"/>
    </style:style>
    <style:style style:name="P5" style:family="paragraph" style:parent-style-name="Text_20_body">
      <style:text-properties officeooo:rsid="000f45d2" officeooo:paragraph-rsid="000f45d2"/>
    </style:style>
    <style:style style:name="P6" style:family="paragraph" style:parent-style-name="Standard">
      <style:text-properties officeooo:rsid="000ec764" officeooo:paragraph-rsid="000ec764"/>
    </style:style>
    <style:style style:name="P7" style:family="paragraph" style:parent-style-name="Standard">
      <style:text-properties officeooo:paragraph-rsid="000ec764"/>
    </style:style>
    <style:style style:name="P8" style:family="paragraph" style:parent-style-name="Standard">
      <style:text-properties officeooo:rsid="000ecd37" officeooo:paragraph-rsid="000ecd37"/>
    </style:style>
    <style:style style:name="P9" style:family="paragraph" style:parent-style-name="Standard">
      <style:text-properties officeooo:rsid="000f45d2" officeooo:paragraph-rsid="000f45d2"/>
    </style:style>
    <style:style style:name="P10" style:family="paragraph" style:parent-style-name="Heading_20_2">
      <style:text-properties officeooo:paragraph-rsid="000ecd37"/>
    </style:style>
    <style:style style:name="P11" style:family="paragraph" style:parent-style-name="Table_20_Contents">
      <style:text-properties officeooo:rsid="000f45d2" officeooo:paragraph-rsid="000f45d2"/>
    </style:style>
    <style:style style:name="P12" style:family="paragraph" style:parent-style-name="Table">
      <style:paragraph-properties fo:keep-with-next="always"/>
    </style:style>
    <style:style style:name="T1" style:family="text">
      <style:text-properties officeooo:rsid="000ec764"/>
    </style:style>
    <style:style style:name="T2" style:family="text">
      <style:text-properties officeooo:rsid="000ecd3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f45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07cm" fo:text-indent="-0.635cm" fo:margin-left="1.70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42cm" fo:text-indent="-0.635cm" fo:margin-left="2.34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77cm" fo:text-indent="-0.635cm" fo:margin-left="2.97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12cm" fo:text-indent="-0.635cm" fo:margin-left="3.61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47cm" fo:text-indent="-0.635cm" fo:margin-left="4.24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82cm" fo:text-indent="-0.635cm" fo:margin-left="4.88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17cm" fo:text-indent="-0.635cm" fo:margin-left="5.5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52cm" fo:text-indent="-0.635cm" fo:margin-left="6.15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87cm" fo:text-indent="-0.635cm" fo:margin-left="6.78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22cm" fo:text-indent="-0.635cm" fo:margin-left="7.42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4" text:separation-character="." text:name="Table"/>
        <text:sequence-decl text:display-outline-level="0" text:name="Text"/>
        <text:sequence-decl text:display-outline-level="0" text:name="Drawing"/>
      </text:sequence-decls>
      <text:h text:style-name="P10" text:outline-level="2"><text:span text:style-name="T2">Producto de jugador</text:span></text:h>
      <text:p text:style-name="P4"><text:span text:style-name="T2">Caracteristicas:</text:span></text:p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list xml:id="list5412401058379090666" text:style-name="L2">
              <text:list-item>
                <text:p text:style-name="P3">Tecnologia</text:p>
              </text:list-item>
            </text:list>
          </table:table-cell>
          <table:table-cell table:style-name="Tabla4.B1" office:value-type="string">
            <text:p text:style-name="P11">Caracteristica </text:p>
          </table:table-cell>
        </table:table-row>
        <table:table-row>
          <table:table-cell table:style-name="Tabla4.A2" office:value-type="string">
            <text:list xml:id="list22256095028214" text:continue-numbering="true" text:style-name="L2">
              <text:list-item>
                <text:p text:style-name="P3">Moda</text:p>
              </text:list-item>
            </text:list>
          </table:table-cell>
          <table:table-cell table:style-name="Tabla4.B2" office:value-type="string">
            <text:p text:style-name="P11">Caracteristica</text:p>
          </table:table-cell>
        </table:table-row>
        <table:table-row>
          <table:table-cell table:style-name="Tabla4.A2" office:value-type="string">
            <text:list xml:id="list22255203801249" text:continue-numbering="true" text:style-name="L2">
              <text:list-item>
                <text:p text:style-name="P3">Alimentación</text:p>
              </text:list-item>
            </text:list>
          </table:table-cell>
          <table:table-cell table:style-name="Tabla4.B2" office:value-type="string">
            <text:p text:style-name="P11">Caracteristica</text:p>
          </table:table-cell>
        </table:table-row>
        <table:table-row>
          <table:table-cell table:style-name="Tabla4.A2" office:value-type="string">
            <text:list xml:id="list22255893809508" text:continue-numbering="true" text:style-name="L2">
              <text:list-item>
                <text:p text:style-name="P3">Ocio</text:p>
              </text:list-item>
            </text:list>
          </table:table-cell>
          <table:table-cell table:style-name="Tabla4.B2" office:value-type="string">
            <text:p text:style-name="P11">Caracteristica</text:p>
          </table:table-cell>
        </table:table-row>
        <table:table-row>
          <table:table-cell table:style-name="Tabla4.A2" office:value-type="string">
            <text:p text:style-name="P11">Fabricación</text:p>
          </table:table-cell>
          <table:table-cell table:style-name="Tabla4.B2" office:value-type="string">
            <text:p text:style-name="P11">Cantidad que puedes vender por turno</text:p>
          </table:table-cell>
        </table:table-row>
      </table:table>
      <text:h text:style-name="Heading_20_2" text:outline-level="2">Tipos de jugador</text:h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7">Experto en finanzas </text:p>
          </table:table-cell>
          <table:table-cell table:style-name="Tabla1.B1" office:value-type="string">
            <text:p text:style-name="P7">Reparte las cartas de <text:span text:style-name="T1">economía</text:span> global y las puede ver con 4 turnos de antelación.</text:p>
          </table:table-cell>
        </table:table-row>
        <table:table-row>
          <table:table-cell table:style-name="Tabla1.A2" office:value-type="string">
            <text:p text:style-name="P6">Vendedor de calle</text:p>
          </table:table-cell>
          <table:table-cell table:style-name="Tabla1.B2" office:value-type="string">
            <text:p text:style-name="P6">Aumenta el efecto de sus ofertas, +1 cartas de valor fijo y +2 a x2.</text:p>
          </table:table-cell>
        </table:table-row>
        <table:table-row>
          <table:table-cell table:style-name="Tabla1.A2" office:value-type="string">
            <text:p text:style-name="P6">Ingeniero</text:p>
          </table:table-cell>
          <table:table-cell table:style-name="Tabla1.B2" office:value-type="string">
            <text:p text:style-name="P6">las cartas de I+D siempre otorgan +2.</text:p>
          </table:table-cell>
        </table:table-row>
        <table:table-row>
          <table:table-cell table:style-name="Tabla1.A2" office:value-type="string">
            <text:p text:style-name="P6">Camionero</text:p>
          </table:table-cell>
          <table:table-cell table:style-name="Tabla1.B2" office:value-type="string">
            <text:p text:style-name="P6">+1 puntos de distribución siempre</text:p>
          </table:table-cell>
        </table:table-row>
        <table:table-row>
          <table:table-cell table:style-name="Tabla1.A2" office:value-type="string">
            <text:p text:style-name="P6">Traficante</text:p>
          </table:table-cell>
          <table:table-cell table:style-name="Tabla1.B2" office:value-type="string">
            <text:p text:style-name="P6"><text:s/>Ignora la economía global.</text:p>
          </table:table-cell>
        </table:table-row>
        <table:table-row>
          <table:table-cell table:style-name="Tabla1.A2" office:value-type="string">
            <text:p text:style-name="P6">Tienda online</text:p>
          </table:table-cell>
          <table:table-cell table:style-name="Tabla1.B2" office:value-type="string">
            <text:p text:style-name="P6"><text:s/>Aumenta el rango de venta a +2</text:p>
          </table:table-cell>
        </table:table-row>
      </table:table>
      <text:p text:style-name="P1"/>
      <text:h text:style-name="Heading_20_2" text:outline-level="2">Consumidores</text:h>
      <text:p text:style-name="P2">Son las personas que compran el producto. Tienen un valor de <text:span text:style-name="T3">Interesado, </text:span><text:span text:style-name="T4">que determina el valor a partir del cual esta persona hablara de tu producto, y un valor de </text:span><text:span text:style-name="T3">Convencido</text:span><text:span text:style-name="T4">, que determina cuando compran el producto.</text:span></text:p>
      <text:p text:style-name="P5"><text:span text:style-name="T4">Si vendes tu producto a un consumidor, te dará tantos puntos como indique su carta.</text:span></text:p>
      <text:p text:style-name="P5"><text:span text:style-name="T4">Cuando vendas el producto, ganas 1 punto por cada atributo en el que el comprador este interesado y 2 puntos por cada uno que este convencido. </text:span></text:p>
      <text:h text:style-name="Heading_20_2" text:outline-level="2"><text:span text:style-name="T1">Economía</text:span> global</text:h>
      <text:p text:style-name="P6">La barra de <text:span text:style-name="T5">economía</text:span> global afecta a todos los jugadores y cambia cada turno.</text:p>
      <text:p text:style-name="P8">Se roba una de la siguientes cartas y se aplica.</text:p>
      <text:p text:style-name="P6">+1x4 +2x2 -1x4 -2x2 para cada atributo </text:p>
      <text:h text:style-name="Heading_20_3" text:outline-level="3"><text:s/>Eventos: </text:h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6">Crisis económica</text:p>
          </table:table-cell>
          <table:table-cell table:style-name="Tabla2.B1" office:value-type="string">
            <text:p text:style-name="P6">nadie puede vender</text:p>
          </table:table-cell>
        </table:table-row>
        <table:table-row>
          <table:table-cell table:style-name="Tabla2.A2" office:value-type="string">
            <text:p text:style-name="P11">Cierre de comunicaciones</text:p>
          </table:table-cell>
          <table:table-cell table:style-name="Tabla2.B2" office:value-type="string">
            <text:p text:style-name="P11">Nadie puede expandir </text:p>
          </table:table-cell>
        </table:table-row>
      </table:table>
      <text:h text:style-name="Heading_20_2" text:outline-level="2"><text:soft-page-break/>Efecto global</text:h>
      <text:p text:style-name="P6">Rebajas de Enero Reduce en -x para todos en el producto a</text:p>
      <text:h text:style-name="Heading_20_2" text:outline-level="2">Mejora individual</text:h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6"><text:s/>I+D</text:p>
          </table:table-cell>
          <table:table-cell table:style-name="Tabla3.B1" office:value-type="string">
            <text:p text:style-name="P6">+1,+2 atributo permanente</text:p>
          </table:table-cell>
        </table:table-row>
        <table:table-row>
          <table:table-cell table:style-name="Tabla3.A2" office:value-type="string">
            <text:p text:style-name="P6">Logistica</text:p>
          </table:table-cell>
          <table:table-cell table:style-name="Tabla3.B2" office:value-type="string">
            <text:p text:style-name="P6">+1,+2,+3 puntos de distribución</text:p>
          </table:table-cell>
        </table:table-row>
        <table:table-row>
          <table:table-cell table:style-name="Tabla3.A2" office:value-type="string">
            <text:p text:style-name="P9">fabricación</text:p>
          </table:table-cell>
          <table:table-cell table:style-name="Tabla3.B2" office:value-type="string">
            <text:p text:style-name="P6"><text:span text:style-name="T5">+1 en fabricación</text:span></text:p>
          </table:table-cell>
        </table:table-row>
        <table:table-row>
          <table:table-cell table:style-name="Tabla3.A2" office:value-type="string">
            <text:p text:style-name="P6">Comercial dedicado</text:p>
          </table:table-cell>
          <table:table-cell table:style-name="Tabla3.B2" office:value-type="string">
            <text:p text:style-name="P6">Empieza a vender tu producto en una ubicación de tu elección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6">Campaña publicitaria</text:p>
          </table:table-cell>
          <table:table-cell table:style-name="Tabla3.B2" office:value-type="string">
            <text:p text:style-name="P6">+4,+2,+1 todos atributos temporal, turnos 1,2,3</text:p>
          </table:table-cell>
        </table:table-row>
        <table:table-row>
          <table:table-cell table:style-name="Tabla3.A2" office:value-type="string">
            <text:p text:style-name="P6">Oferta Express</text:p>
          </table:table-cell>
          <table:table-cell table:style-name="Tabla3.B2" office:value-type="string">
            <text:p text:style-name="P6"><text:s/>X2 a todos los atributos tu siguiente turno.</text:p>
          </table:table-cell>
        </table:table-row>
      </table:table>
      <text:p text:style-name="P1"/>
      <text:p text:style-name="P6"><text:s/></text:p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01:25:47.282000000</meta:creation-date>
    <meta:generator>LibreOffice/5.1.6.2$Windows_X86_64 LibreOffice_project/07ac168c60a517dba0f0d7bc7540f5afa45f0909</meta:generator>
    <dc:date>2017-01-21T02:22:54.189000000</dc:date>
    <meta:editing-duration>PT12M9S</meta:editing-duration>
    <meta:editing-cycles>3</meta:editing-cycles>
    <meta:document-statistic meta:table-count="4" meta:image-count="0" meta:object-count="0" meta:page-count="2" meta:paragraph-count="55" meta:word-count="274" meta:character-count="1658" meta:non-whitespace-character-count="1428"/>
  </office:meta>
</office:document-meta>
</file>